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1E20962A79A.png"/>
  <manifest:file-entry manifest:media-type="image/jpeg" manifest:full-path="Pictures/10000000000001F400000148CED1A8D7.jpg"/>
  <manifest:file-entry manifest:media-type="image/png" manifest:full-path="Pictures/10000201000003200000025823B71F15.png"/>
  <manifest:file-entry manifest:media-type="image/gif" manifest:full-path="Pictures/10000200000002EE0000022611F5ACD8.gif"/>
  <manifest:file-entry manifest:media-type="image/png" manifest:full-path="Pictures/100002010000032000000258A2F0AE4A.png"/>
  <manifest:file-entry manifest:media-type="image/gif" manifest:full-path="Pictures/1000020000000320000002586B89F046.gif"/>
  <manifest:file-entry manifest:media-type="image/png" manifest:full-path="Pictures/10000201000002EE00000226BA7F54B8.png"/>
  <manifest:file-entry manifest:media-type="image/gif" manifest:full-path="Pictures/100002000000032000000258C3371FDB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transition-speed="fast" presentation:duration="PT00H00M02S" presentation:background-visible="true" presentation:background-objects-visible="true" presentation:display-footer="true" presentation:display-page-number="false" presentation:display-date-time="true" smil:type="pinWheelWipe" smil:subtype="eightBlade">
        <presentation:sound xlink:href="file:///C:/Program%20Files/OpenOffice%204/share/gallery/sounds/apert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02S" presentation:background-visible="true" presentation:background-objects-visible="true" presentation:display-footer="true" presentation:display-page-number="false" presentation:display-date-time="true" smil:type="waterfallWipe" smil:subtype="horizontalRight">
        <presentation:sound xlink:href="file:///C:/Program%20Files/OpenOffice%204/share/gallery/sounds/apert.wav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fast" presentation:duration="PT00H00M02S" presentation:background-visible="true" presentation:background-objects-visible="true" presentation:display-footer="true" presentation:display-page-number="false" presentation:display-date-time="true" smil:type="dissolve">
        <presentation:sound xlink:href="file:///C:/Program%20Files/OpenOffice%204/share/gallery/sounds/apert.wav" xlink:type="simple" xlink:show="new" xlink:actuate="onRequest"/>
      </style:drawing-page-properties>
    </style:style>
    <style:style style:name="dp5" style:family="drawing-page">
      <style:drawing-page-properties presentation:transition-type="automatic" presentation:transition-speed="fast" presentation:duration="PT00H00M02S" presentation:background-visible="true" presentation:background-objects-visible="true" presentation:display-footer="true" presentation:display-page-number="false" presentation:display-date-time="true" smil:type="fade" smil:subtype="fadeOverColor" smil:fadeColor="#000000">
        <presentation:sound xlink:href="file:///C:/Program%20Files/OpenOffice%204/share/gallery/sounds/apert.wav" xlink:type="simple" xlink:show="new" xlink:actuate="onRequest"/>
      </style:drawing-page-properties>
    </style:style>
    <style:style style:name="dp6" style:family="drawing-page">
      <style:drawing-page-properties presentation:transition-type="automatic" presentation:transition-speed="fast" presentation:duration="PT00H00M02S" presentation:background-visible="true" presentation:background-objects-visible="true" presentation:display-footer="true" presentation:display-page-number="false" presentation:display-date-time="true" smil:type="irisWipe" smil:subtype="diamond">
        <presentation:sound xlink:href="file:///C:/Program%20Files/OpenOffice%204/share/gallery/sounds/apert.wav" xlink:type="simple" xlink:show="new" xlink:actuate="onRequest"/>
      </style:drawing-page-properties>
    </style:style>
    <style:style style:name="dp7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 smil:type="irisWipe" smil:subtype="rectangle">
        <presentation:sound xlink:href="file:///C:/Program%20Files/OpenOffice%204/share/gallery/sounds/apert.wav" xlink:type="simple" xlink:show="new" xlink:actuate="onRequest"/>
      </style:drawing-page-properties>
    </style:style>
    <style:style style:name="dp8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 smil:type="randomBarWipe" smil:subtype="horizontal">
        <presentation:sound xlink:href="file:///C:/Program%20Files/OpenOffice%204/share/gallery/sounds/apert.wav" xlink:type="simple" xlink:show="new" xlink:actuate="onRequest"/>
      </style:drawing-page-properties>
    </style:style>
    <style:style style:name="dp9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true" presentation:display-page-number="false" presentation:display-date-time="true" smil:type="randomBarWipe" smil:subtype="vertical">
        <presentation:sound xlink:href="file:///C:/Program%20Files/OpenOffice%204/share/gallery/sounds/apert.wav" xlink:type="simple" xlink:show="new" xlink:actuate="onRequest"/>
      </style:drawing-page-properties>
    </style:style>
    <style:style style:name="dp10" style:family="drawing-page">
      <style:drawing-page-properties presentation:transition-type="automatic" presentation:transition-speed="fast" presentation:duration="PT00H00M03S" presentation:background-visible="true" presentation:background-objects-visible="true" presentation:display-footer="true" presentation:display-page-number="false" presentation:display-date-time="true" smil:type="pinWheelWipe" smil:subtype="eightBlade">
        <presentation:sound xlink:href="file:///C:/Program%20Files/OpenOffice%204/share/gallery/sounds/apert.wav" xlink:type="simple" xlink:show="new" xlink:actuate="onRequest"/>
      </style:drawing-page-properties>
    </style:style>
    <style:style style:name="dp11" style:family="drawing-page">
      <style:drawing-page-properties presentation:transition-type="automatic" presentation:transition-speed="fast" presentation:duration="PT00H00M04S" presentation:background-visible="true" presentation:background-objects-visible="true" presentation:display-footer="true" presentation:display-page-number="false" presentation:display-date-time="true" smil:type="randomBarWipe" smil:subtype="vertical">
        <presentation:sound xlink:href="file:///C:/Program%20Files/OpenOffice%204/share/gallery/sounds/apert.wav" xlink:type="simple" xlink:show="new" xlink:actuate="onRequest"/>
      </style:drawing-page-properties>
    </style:style>
    <style:style style:name="gr1" style:family="graphic">
      <style:graphic-properties style:protect="size"/>
    </style:style>
    <style:style style:name="gr2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預設-subtitle">
      <style:graphic-properties draw:fill-color="#ffffff" fo:min-height="17.935cm"/>
    </style:style>
    <style:style style:name="pr2" style:family="presentation" style:parent-style-name="預設-notes">
      <style:graphic-properties draw:fill-color="#ffffff" draw:auto-grow-height="true" fo:min-height="13.364cm"/>
    </style:style>
    <style:style style:name="pr3" style:family="presentation" style:parent-style-name="預設-title">
      <style:graphic-properties draw:auto-grow-height="true" fo:min-height="3.506cm"/>
    </style:style>
    <style:style style:name="pr4" style:family="presentation" style:parent-style-name="預設-title">
      <style:graphic-properties fo:min-height="3.506cm"/>
    </style:style>
    <style:style style:name="pr5" style:family="presentation" style:parent-style-name="預設-title">
      <style:graphic-properties draw:auto-grow-height="true" fo:min-height="5.6cm"/>
    </style:style>
    <style:style style:name="pr6" style:family="presentation" style:parent-style-name="預設-outline1">
      <style:graphic-properties draw:auto-grow-height="true" fo:min-height="13.859cm"/>
    </style:style>
    <style:style style:name="pr7" style:family="presentation" style:parent-style-name="預設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420e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style:font-size-asian="20pt"/>
    </style:style>
    <style:style style:name="P7" style:family="paragraph">
      <style:text-properties fo:font-size="22pt" style:text-underline-style="none" style:font-size-asian="22pt" style:font-size-complex="22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color="#ff950e" fo:font-size="18pt" fo:text-shadow="none" fo:font-weight="bold" style:font-size-asian="18pt" style:font-weight-asian="bold" style:font-size-complex="18pt" style:font-weight-complex="bold"/>
    </style:style>
    <style:style style:name="T1" style:family="text">
      <style:text-properties fo:color="#ff420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420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420e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ff420e" fo:font-size="22pt" fo:text-shadow="none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fo:color="#ff420e" fo:font-size="22pt" fo:text-shadow="none" fo:font-weight="bold" style:font-size-asian="22pt" style:font-weight-asian="bold" style:font-size-complex="22pt" style:font-weight-complex="bold"/>
    </style:style>
    <style:style style:name="T9" style:family="text">
      <style:text-properties fo:color="#ff420e" fo:font-size="28pt" fo:text-shadow="none" fo:font-weight="bold" style:font-size-asian="28pt" style:font-weight-asian="bold" style:font-size-complex="28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Microsoft YaHei'" style:font-family-generic="swiss" style:font-pitch="variable" fo:font-size="22pt" fo:font-weight="bold" style:font-family-asian="'Microsoft YaHei'" style:font-family-generic-asian="swiss" style:font-pitch-asian="variable" style:font-size-asian="22pt" style:font-weight-asian="bold" style:font-size-complex="22pt" style:font-weight-complex="bold"/>
    </style:style>
    <style:style style:name="T12" style:family="text">
      <style:text-properties fo:color="#ff420e" fo:font-size="18pt" fo:text-shadow="none" fo:font-weight="bold" style:font-size-asian="18pt" style:font-weight-asian="bold" style:font-size-complex="18pt" style:font-weight-complex="bold"/>
    </style:style>
    <style:style style:name="T13" style:family="text">
      <style:text-properties fo:color="#ff950e" fo:font-size="18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xml:id="id2" text:id="id2"><text:span text:style-name="T1">10122</text:span></text:p>
            <text:p><text:span text:style-name="T2"/></text:p>
            <text:p xml:id="id3" text:id="id3"><text:span text:style-name="T1">新版「三隻小豬」</text:span><text:span text:style-name="T1">------</text:span><text:span text:style-name="T1">吳家順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pinWheelWipe" smil:subtype="eightBlade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x" presentation:preset-sub-type="in">
                  <anim:set smil:begin="0s" smil:dur="0.006s" smil:fill="hold" smil:targetElement="id2" anim:sub-item="text" smil:attributeName="visibility" smil:to="visible"/>
                  <anim:transitionFilter smil:dur="3s" smil:targetElement="id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 xml:id="id4" draw:id="id4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xml:id="id5" text:id="id5"><text:span text:style-name="T3">有一天，豬媽媽告訴三隻小豬：「你們可以獨立生活了。」</text:span><text:span text:style-name="T4"><text:line-break/></text:span><text:span text:style-name="T3">三隻小豬離開家，各自去蓋房子。</text:span></text:p>
          </draw:text-box>
        </draw:frame>
        <draw:frame draw:style-name="gr2" draw:text-style-name="P3" draw:layer="layout" svg:width="18.479cm" svg:height="13.859cm" svg:x="4.759cm" svg:y="4.913cm" presentation:class="graphic">
          <draw:image xlink:href="Pictures/100002000000032000000258C3371FDB.gi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waterfallWipe" smil:subtype="horizontalRight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xml:id="id7" text:id="id7"><text:span text:style-name="T5">豬大哥用厚紙板蓋了一間紙屋，</text:span></text:p>
          </draw:text-box>
        </draw:frame>
        <draw:frame draw:style-name="gr2" draw:text-style-name="P3" xml:id="id8" draw:id="id8" draw:layer="layout" svg:width="18.899cm" svg:height="13.859cm" svg:x="4.549cm" svg:y="4.913cm" presentation:class="graphic">
          <draw:image xlink:href="Pictures/10000200000002EE0000022611F5ACD8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dissolve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ral-in">
                  <anim:set smil:begin="0s" smil:dur="0.002s" smil:fill="hold" smil:targetElement="id7" anim:sub-item="text" smil:attributeName="visibility" smil:to="visible"/>
                  <anim:animate smil:dur="2s" smil:fill="hold" smil:targetElement="id7" anim:sub-item="text" smil:attributeName="width" smil:values="0;width" smil:keyTimes="0;1"/>
                  <anim:animate smil:dur="2s" smil:fill="hold" smil:targetElement="id7" anim:sub-item="text" smil:attributeName="height" smil:values="0;height" smil:keyTimes="0;1"/>
                  <anim:animate smil:dur="2s" smil:fill="hold" smil:targetElement="id7" anim:sub-item="text" smil:attributeName="x" smil:values="0;1" smil:keyTimes="0;1" anim:formula="x+(cos(-2*pi*(1-$))*-x-sin(-2*pi*(1-$))*(1-y))*(1-$)"/>
                  <anim:animate smil:dur="2s" smil:fill="hold" smil:targetElement="id7" anim:sub-item="text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0;width" smil:keyTimes="0;1"/>
                  <anim:animate smil:dur="1s" smil:fill="hold" smil:targetElement="id8" smil:attributeName="height" smil:values="0;height" smil:keyTimes="0;1"/>
                  <anim:animate smil:dur="1s" smil:fill="hold" smil:targetElement="id8" smil:attributeName="x" smil:values="0;1" smil:keyTimes="0;1" anim:formula="x+(cos(-2*pi*(1-$))*-x-sin(-2*pi*(1-$))*(1-y))*(1-$)"/>
                  <anim:animate smil:dur="1s" smil:fill="hold" smil:targetElement="id8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預設" presentation:presentation-page-layout-name="AL2T1" xml:id="id9" draw:id="id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xml:id="id10" text:id="id10"><text:span text:style-name="T5">豬二哥用磚塊蓋了一棟磚屋，</text:span></text:p>
          </draw:text-box>
        </draw:frame>
        <draw:frame draw:style-name="gr2" draw:text-style-name="P3" xml:id="id11" draw:id="id11" draw:layer="layout" svg:width="18.898cm" svg:height="13.859cm" svg:x="4.55cm" svg:y="4.912cm" presentation:class="graphic" presentation:user-transformed="true">
          <draw:image xlink:href="Pictures/10000201000002EE00000226BA7F54B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slideWipe" smil:subtype="from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預設" presentation:presentation-page-layout-name="AL2T1" xml:id="id12" draw:id="id12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xml:id="id13" text:id="id13"><text:span text:style-name="T6">豬小弟用超合金蓋了一間科技房子。</text:span></text:p>
          </draw:text-box>
        </draw:frame>
        <draw:frame draw:style-name="gr2" draw:text-style-name="P3" xml:id="id14" draw:id="id14" draw:layer="layout" svg:width="18.479cm" svg:height="13.859cm" svg:x="4.759cm" svg:y="4.913cm" presentation:class="graphic">
          <draw:image xlink:href="Pictures/1000020000000320000002586B89F046.gif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irisWipe" smil:subtype="diamond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14" smil:attributeName="visibility" smil:to="visible"/>
                  <anim:transitionFilter smil:dur="0.5s" smil:targetElement="id14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預設" presentation:presentation-page-layout-name="AL2T1" xml:id="id15" draw:id="id15">
        <office:forms form:automatic-focus="false" form:apply-design-mode="false"/>
        <draw:frame presentation:style-name="pr5" draw:text-style-name="P7" draw:layer="layout" svg:width="25.199cm" svg:height="5.6cm" svg:x="1.401cm" svg:y="0.4cm" presentation:class="title" presentation:user-transformed="true">
          <draw:text-box>
            <text:p xml:id="id17" text:id="id17"><text:span text:style-name="T7">這時，在遠方有一隻饑餓的大野狼，悄悄的接近三隻小豬的家。大野狼首先來到豬大哥的家，豬大哥一看到大野狼，就很生氣的說：「你怎麼跑到私人住處呢？」接著就使出必殺絕技「如來豬掌」，但是對大野狼一點用也沒有，於是豬大哥趕緊跑到豬二哥家求救。</text:span></text:p>
          </draw:text-box>
        </draw:frame>
        <draw:frame draw:style-name="gr2" draw:text-style-name="P3" draw:layer="layout" svg:width="18.479cm" svg:height="13.551cm" svg:x="9.2cm" svg:y="6.8cm" presentation:class="graphic" presentation:user-transformed="true">
          <draw:image xlink:href="Pictures/10000201000002EE00000226BA7F54B8.png" xlink:type="simple" xlink:show="embed" xlink:actuate="onLoad">
            <text:p/>
          </draw:image>
        </draw:frame>
        <draw:frame draw:style-name="gr3" draw:text-style-name="P3" xml:id="id16" draw:id="id16" draw:layer="layout" svg:width="9.377cm" svg:height="8.856cm" draw:transform="rotate (0.0059341194567796) translate (0.971cm 8.544cm)">
          <draw:image xlink:href="Pictures/10000201000003200000025823B71F1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irisWipe" smil:subtype="rectangle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6" smil:attributeName="visibility" smil:to="visible"/>
                  <anim:animate smil:dur="1s" smil:fill="hold" smil:targetElement="id16" smil:attributeName="width" smil:values="0;width" smil:keyTimes="0;1"/>
                  <anim:animate smil:dur="1s" smil:fill="hold" smil:targetElement="id16" smil:attributeName="height" smil:values="0;height" smil:keyTimes="0;1"/>
                  <anim:animate smil:dur="1s" smil:fill="hold" smil:targetElement="id16" smil:attributeName="x" smil:values="0;1" smil:keyTimes="0;1" anim:formula="x+(cos(-2*pi*(1-$))*-x-sin(-2*pi*(1-$))*(1-y))*(1-$)"/>
                  <anim:animate smil:dur="1s" smil:fill="hold" smil:targetElement="id16" smil:attributeName="y" smil:values="0;1" smil:keyTimes="0;1" anim:formula="y+(sin(-2*pi*(1-$))*-x+cos(-2*pi*(1-$))*(1-y))*(1-$)"/>
                </anim:par>
              </anim:par>
              <anim:par smil:begin="1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預設" presentation:presentation-page-layout-name="AL2T1" xml:id="id18" draw:id="id1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xml:id="id20" text:id="id20"><text:span text:style-name="T8">豬二哥正在家中聽音樂，忽然聽到門外有求救聲，他趕緊開門一看，只見大野狼正在追豬大哥，於是他馬上使出他的新絕技「萬豬朝宗」對付大野狼，但仍無法傷大野狼一根汗毛，兩豬只好趕緊跑到豬小弟的家避難。</text:span></text:p>
          </draw:text-box>
        </draw:frame>
        <draw:frame draw:style-name="gr2" draw:text-style-name="P3" draw:layer="layout" svg:width="12.838cm" svg:height="10.172cm" svg:x="14.762cm" svg:y="7.828cm" presentation:class="graphic" presentation:user-transformed="true">
          <draw:image xlink:href="Pictures/1000020000000320000002586B89F046.gif" xlink:type="simple" xlink:show="embed" xlink:actuate="onLoad">
            <text:p/>
          </draw:image>
        </draw:frame>
        <draw:frame draw:style-name="gr3" draw:text-style-name="P3" xml:id="id19" draw:id="id19" draw:layer="layout" svg:width="19cm" svg:height="13.2cm" svg:x="-1.2cm" svg:y="6cm">
          <draw:image xlink:href="Pictures/100002010000032000000258A2F0AE4A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randomBarWipe" smil:subtype="horizontal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9" smil:attributeName="visibility" smil:to="visible"/>
                  <anim:animate smil:dur="1s" smil:fill="hold" smil:targetElement="id19" smil:attributeName="width" smil:values="0;width" smil:keyTimes="0;1"/>
                  <anim:animate smil:dur="1s" smil:fill="hold" smil:targetElement="id19" smil:attributeName="height" smil:values="0;height" smil:keyTimes="0;1"/>
                  <anim:animate smil:dur="1s" smil:fill="hold" smil:targetElement="id19" smil:attributeName="x" smil:values="0;1" smil:keyTimes="0;1" anim:formula="x+(cos(-2*pi*(1-$))*-x-sin(-2*pi*(1-$))*(1-y))*(1-$)"/>
                  <anim:animate smil:dur="1s" smil:fill="hold" smil:targetElement="id19" smil:attributeName="y" smil:values="0;1" smil:keyTimes="0;1" anim:formula="y+(sin(-2*pi*(1-$))*-x+cos(-2*pi*(1-$))*(1-y))*(1-$)"/>
                </anim:par>
              </anim:par>
              <anim:par smil:begin="1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預設" presentation:presentation-page-layout-name="AL2T1" xml:id="id21" draw:id="id2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xml:id="id22" text:id="id22"><text:span text:style-name="T9">這時，大野狼一口將三隻小豬吃掉了；從此，大野狼住在豬小弟蓋的科技屋中，過著幸福快樂的日子。</text:span></text:p>
          </draw:text-box>
        </draw:frame>
        <draw:frame draw:style-name="gr2" draw:text-style-name="P3" xml:id="id23" draw:id="id23" draw:layer="layout" svg:width="14.722cm" svg:height="13.859cm" svg:x="6.638cm" svg:y="4.913cm" presentation:class="graphic">
          <draw:image xlink:href="Pictures/1000020100000200000001E20962A79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BarWipe" smil:subtype="vertical"/>
            <anim:audio xlink:href="file:///C:/Program%20Files/OpenOffice%204/share/gallery/sounds/apert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Right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預設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圖片出處</text:p>
          </draw:text-box>
        </draw:frame>
        <draw:frame presentation:style-name="pr6" draw:text-style-name="P10" draw:layer="layout" svg:width="25.199cm" svg:height="17.129cm" svg:x="1.4cm" svg:y="4.914cm" presentation:class="outline" presentation:user-transformed="true">
          <draw:text-box>
            <text:p text:style-name="P3"><text:span text:style-name="T10">大豬</text:span></text:p>
            <text:p text:style-name="P3"><text:span text:style-name="T10"><text:a xlink:href="http://www.cs.pu.edu.tw/~s1002631/web/hw1/">http://www.cs.pu.edu.tw/~s1002631/web/hw1/</text:a></text:span></text:p>
            <text:p text:style-name="P3"><text:span text:style-name="T10">三豬</text:span></text:p>
            <text:p text:style-name="P3"><text:span text:style-name="T10"><text:a xlink:href="http://blog.sciencenet.cn/blog-563840-633553.html">http://blog.sciencenet.cn/blog-563840-633553.html</text:a></text:span></text:p>
            <text:p text:style-name="P3"><text:span text:style-name="T10">二豬</text:span></text:p>
            <text:p text:style-name="P3"><text:span text:style-name="T10"><text:a xlink:href="http://tieba.baidu.com/p/175450708">http://tieba.baidu.com/p/175450708</text:a></text:span></text:p>
            <text:p text:style-name="P3"><text:span text:style-name="T10">豬媽媽</text:span></text:p>
            <text:p text:style-name="P3"><text:span text:style-name="T10"><text:a xlink:href="http://jgy2yxbd.blog.163.com/blog/static/1939673872011871552310">http://jgy2yxbd.blog.163.com/blog/static/1939673872011871552310</text:a></text:span></text:p>
            <text:p text:style-name="P3"><text:span text:style-name="T10">紙板屋</text:span></text:p>
            <text:p text:style-name="P3"><text:span text:style-name="T10"><text:a xlink:href="http://item.taobao.com/item.htm?id=38079951364">http://item.taobao.com/item.htm?id=38079951364</text:a></text:span></text:p>
            <text:p text:style-name="P3"><text:span text:style-name="T10"/></text:p>
            <text:p text:style-name="P3"><text:span text:style-name="T10"/></text:p>
          </draw:text-box>
        </draw:frame>
        <draw:rect draw:style-name="gr4" draw:text-style-name="P3" draw:layer="layout" svg:width="0.4cm" svg:height="0.001cm" svg:x="22cm" svg:y="15.2cm">
          <text:p/>
        </draw:rect>
        <anim:par presentation:node-type="timing-root">
          <anim:par smil:begin="id24.begin">
            <anim:transitionFilter smil:dur="1s" smil:type="pinWheelWipe" smil:subtype="eightBlade"/>
            <anim:audio xlink:href="file:///C:/Program%20Files/OpenOffice%204/share/gallery/sounds/apert.wav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圖片出處</text:p>
          </draw:text-box>
        </draw:frame>
        <draw:frame presentation:style-name="pr7" draw:layer="layout" svg:width="25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1">紅磚</text:span><text:span text:style-name="T10">屋</text:span><text:span text:style-name="T10"><text:a xlink:href="http://miaou.pixnet.net/blog/post/31121140-【sims3】河堤磚屋">http://miaou.pixnet.net/blog/post/31121140-%E3%80%90sims3%E3%80%91%E6%B2%B3%E5%A0%A4%E7%A3%9A%E5%B1%8B</text:a></text:span></text:p>
                <text:p text:style-name="P3"><text:span text:style-name="T10">草原</text:span></text:p>
                <text:p text:style-name="P3"><text:span text:style-name="T10"><text:a xlink:href="http://www.mjjq.com/pic/20060510-sczx-p/1147194760_704903092.jpg">http://www.mjjq.com/pic/20060510-sczx-p/1147194760_704903092.jpg</text:a></text:span></text:p>
                <text:p text:style-name="P3"><text:span text:style-name="T10">組合屋</text:span></text:p>
              </text:list-header>
              <text:list-item>
                <text:p text:style-name="P3"><text:span text:style-name="T10"><text:a xlink:href="http://ange6577.pixnet.net/blog/post/28864049-b型組合屋">http://ange6577.pixnet.net/blog/post/28864049-b%E5%9E%8B%E7%B5%84%E5%90%88%E5%B1%8B</text:a></text:span></text:p>
              </text:list-item>
              <text:list-item>
                <text:p text:style-name="P3"><text:span text:style-name="T10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  <anim:audio xlink:href="file:///C:/Program%20Files/OpenOffice%204/share/gallery/sounds/apert.wav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預設" presentation:presentation-page-layout-name="AL1T32" xml:id="id26" draw:id="id26">
        <office:forms form:automatic-focus="false" form:apply-design-mode="false"/>
        <draw:frame presentation:style-name="pr1" draw:text-style-name="P11" draw:layer="layout" svg:width="25.199cm" svg:height="17.935cm" svg:x="1.4cm" svg:y="0.836cm" presentation:class="subtitle" presentation:user-transformed="true">
          <draw:text-box>
            <text:p><text:span text:style-name="T12">1.</text:span><text:span text:style-name="T12">新版「三隻小豬」 </text:span><text:span text:style-name="T12">------</text:span><text:span text:style-name="T12">吳家順</text:span></text:p>
            <text:p><text:span text:style-name="T12"/></text:p>
            <text:p><text:span text:style-name="T12">有一天，豬媽媽告訴三隻小豬：「你們可以獨立生活了。」於是，三隻小豬離開家，各自去蓋房子。豬大哥用厚紙板蓋了一間紙屋，豬二哥用磚塊蓋了一棟磚屋，豬小弟用超合金蓋了一間科技房子。</text:span></text:p>
            <text:p><text:span text:style-name="T12">這時，在遠方有一隻饑餓的暴龍，聞到了三隻小豬的味道，悄悄的接近三隻小豬的家。暴龍首先來到豬大哥的家，恰巧碰到正要出門的豬大哥，豬大哥一看到暴龍，就很生氣的說：「你怎麼跑到私人住處呢？」接著就使出必殺絕技「如來豬掌」，但是對暴龍一點用也沒有，於是豬大哥趕緊跑到豬二哥家求救。</text:span></text:p>
            <text:p><text:span text:style-name="T12">豬二哥正在家中聽音樂，忽然聽到門外有求救聲，他趕緊開門一看，只見暴龍正在追豬大哥，於是他馬上使出他的新絕技「萬豬朝宗」對付暴龍，但仍無法傷暴龍一根汗毛，兩豬只好趕緊跑到豬小弟的家避難。</text:span></text:p>
            <text:p><text:span text:style-name="T12">三兄弟共商對策，準備一舉打敗暴龍。不久，豬小弟大聲喊：「暴龍來了！」暴龍一見到三隻小豬，便奮力往前衝；三隻小豬便使出「祥豬十八掌」，但還是傷不了暴龍。就在緊急的時候，突然出現一隻大野狼，他說：「讓我來收拾這隻可惡的暴龍吧！」於是狼便使出「狼嚎功」，把暴龍嚇跑了。</text:span></text:p>
            <text:p><text:span text:style-name="T12">三隻小豬一看到大野狼的英勇表現，便跑去感謝大野狼，這時，大野狼突然轉身，一口將三隻小豬吃掉了；從此，大野狼住在豬小弟蓋的科技屋中，過著幸福快樂的日子。</text:span></text:p>
            <text:p><text:span text:style-name="T12"/></text:p>
            <text:p><text:span text:style-name="T12"/></text:p>
            <text:p><text:span text:style-name="T13"/></text:p>
          </draw:text-box>
        </draw:frame>
        <anim:par presentation:node-type="timing-root">
          <anim:par smil:begin="id26.begin">
            <anim:transitionFilter smil:dur="1s" smil:type="randomBarWipe" smil:subtype="vertical"/>
            <anim:audio xlink:href="file:///C:/Program%20Files/OpenOffice%204/share/gallery/sounds/apert.wav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1F400000148CED1A8D7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bitmap" draw:fill-image-name="background" style:repeat="stretch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1T10:32:49.26</meta:creation-date>
    <meta:editing-duration>PT3H1M51S</meta:editing-duration>
    <meta:editing-cycles>8</meta:editing-cycles>
    <dc:date>2014-06-23T10:54:44.27</dc:date>
    <meta:generator>OpenOffice/4.0.1$Win32 OpenOffice.org_project/401m5$Build-9714</meta:generator>
    <meta:document-statistic meta:object-count="66"/>
  </office:meta>
</office:document-meta>
</file>